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Times New Roman1" svg:font-family="'Times New Roman', serif"/>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cm" fo:margin-right="0cm" fo:text-indent="0cm" style:auto-text-indent="false">
        <style:tab-stops/>
      </style:paragraph-properties>
      <style:text-properties fo:language="pl" fo:country="PL"/>
    </style:style>
    <style:style style:name="P8" style:family="paragraph" style:parent-style-name="Wierszyk">
      <style:paragraph-properties fo:margin-left="1.249cm" fo:margin-right="0cm" fo:text-indent="0cm"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orphans="2" fo:widows="2" fo:text-indent="1.251cm" style:auto-text-indent="false"/>
      <style:text-properties style:font-name="Calibri1"/>
    </style:style>
    <style:style style:name="P22"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4" style:family="paragraph" style:parent-style-name="Heading" style:master-page-name="MP0">
      <style:paragraph-properties style:page-number="auto" fo:break-before="page"/>
      <style:text-properties fo:language="pl" fo:country="PL"/>
    </style:style>
    <style:style style:name="P25" style:family="paragraph" style:parent-style-name="Dialog" style:list-style-name="L1"/>
    <style:style style:name="P26" style:family="paragraph" style:parent-style-name="Dialog" style:list-style-name="L1">
      <style:text-properties style:font-name="Calibri1"/>
    </style:style>
    <style:style style:name="P27" style:family="paragraph" style:parent-style-name="Dialog" style:list-style-name="L3">
      <style:text-properties style:font-name="Calibri1"/>
    </style:style>
    <style:style style:name="P28" style:family="paragraph" style:parent-style-name="Dialog" style:list-style-name="L4">
      <style:text-properties style:font-name="Calibri1" fo:background-color="transparent"/>
    </style:style>
    <style:style style:name="P29" style:family="paragraph" style:parent-style-name="Dialog" style:list-style-name="L5">
      <style:text-properties style:font-name="Calibri1"/>
    </style:style>
    <style:style style:name="P30" style:family="paragraph" style:parent-style-name="Dialog" style:list-style-name="L7">
      <style:text-properties style:font-name="Calibri1"/>
    </style:style>
    <style:style style:name="P31" style:family="paragraph" style:parent-style-name="Dialog" style:list-style-name="L8">
      <style:text-properties style:font-name="Calibri1"/>
    </style:style>
    <style:style style:name="P32" style:family="paragraph" style:parent-style-name="Dialog" style:list-style-name="L1">
      <style:text-properties style:font-name="Calibri"/>
    </style:style>
    <style:style style:name="P33" style:family="paragraph" style:parent-style-name="Dialog" style:list-style-name="L6">
      <style:text-properties style:font-name="Calibri"/>
    </style:style>
    <style:style style:name="P34" style:family="paragraph" style:parent-style-name="Dialog" style:list-style-name="L2">
      <style:paragraph-properties fo:orphans="2" fo:widows="2"/>
      <style:text-properties fo:language="pl" fo:country="PL"/>
    </style:style>
    <style:style style:name="P35" style:family="paragraph" style:parent-style-name="Dialog" style:list-style-name="L4">
      <style:text-properties fo:background-color="transparent"/>
    </style:style>
    <style:style style:name="P36" style:family="paragraph" style:parent-style-name="Dialog" style:list-style-name="L6"/>
    <style:style style:name="P37" style:family="paragraph" style:parent-style-name="Dialog" style:list-style-name="L7"/>
    <style:style style:name="P38" style:family="paragraph" style:parent-style-name="Dialog" style:list-style-name="L9"/>
    <style:style style:name="P39" style:family="paragraph" style:parent-style-name="Überschrift_20_2">
      <style:text-properties fo:language="pl" fo:country="PL"/>
    </style:style>
    <style:style style:name="P40" style:family="paragraph" style:parent-style-name="Überschrift_20_2">
      <style:text-properties style:font-name="Calibri"/>
    </style:style>
    <style:style style:name="P41" style:family="paragraph" style:parent-style-name="Überschrift_20_2">
      <style:text-properties style:font-name="Calibri" fo:language="pl" fo:country="PL"/>
    </style:style>
    <style:style style:name="P42" style:family="paragraph" style:parent-style-name="Text_20_body" style:list-style-name="L1">
      <style:text-properties fo:language="pl" fo:country="PL"/>
    </style:style>
    <style:style style:name="P43"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ynastia Sobieskich – tom II, „Pola Chwały”</text:p>
      <text:h text:style-name="P39"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39"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7576731779325253493" text:style-name="L1">
        <text:list-item>
          <text:p text:style-name="P25"><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5"><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5"><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5"><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5"><text:span text:style-name="T10">Tak, ale dalej na wsch</text:span><text:span text:style-name="T5">ó</text:span><text:span text:style-name="T10">d od Lwowa miejsc bezpiecznych nie ma.</text:span></text:p>
        </text:list-item>
        <text:list-item>
          <text:p text:style-name="P25"><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5"><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5"><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5"><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5"><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5"><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6">Właśnie, po ostatnich tatarskich oblężeniach, co i nawet okupować się musieli, za króla poprzedniego – wtrącił wojewoda.</text:p>
        </text:list-item>
        <text:list-item>
          <text:p text:style-name="P25"><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5"><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5"><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7616713" text:continue-numbering="true" text:style-name="L1">
        <text:list-item>
          <text:p text:style-name="P32">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2">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2"/>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41"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41"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40" text:outline-level="2">Rozdział V</text:h>
      <text:p text:style-name="P10">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4929314084465350732" text:style-name="L2">
        <text:list-header>
          <text:p text:style-name="P34">-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857349363049920931" text:style-name="L3">
        <text:list-header>
          <text:p text:style-name="P27">-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3582393093167199147" text:style-name="L4">
        <text:list-header>
          <text:p text:style-name="P35">-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8">- A co z tymi tutaj?</text:p>
          <text:p text:style-name="P28">-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50439541490484900" text:style-name="L5">
        <text:list-item>
          <text:p text:style-name="P29">Ten atak na naszej prawej powstrzymać trzeba! Inaczej odetną środek!</text:p>
        </text:list-item>
        <text:list-item>
          <text:p text:style-name="P29">Nie mamy już czym ich powstrzymać!</text:p>
        </text:list-item>
        <text:list-item>
          <text:p text:style-name="P29">Tatarzy kontratakować muszą! Gdzie Selim?</text:p>
        </text:list-item>
        <text:list-item>
          <text:p text:style-name="P29">Tatarzy już uszli za Dniestr, powstrzymać zaś giaurów jedynie Żwaniec i nasz wczorajszy obóz może.</text:p>
        </text:list-item>
        <text:list-item>
          <text:p text:style-name="P29">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9054403405268657418" text:style-name="L6">
        <text:list-item>
          <text:p text:style-name="P36">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6">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6"><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6"><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6"><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3">Bez Podola szlachta pokoju nie zechce...</text:p>
        </text:list-item>
        <text:list-item>
          <text:p text:style-name="P36"><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6"><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6"><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3">Handel przez Dzikie Pola?</text:p>
        </text:list-item>
        <text:list-item>
          <text:p text:style-name="P36"><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6978654001347200463" text:style-name="L7">
        <text:list-item>
          <text:p text:style-name="P37"><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3"><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7"><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7"><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0">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4733802345755621104" text:style-name="L8">
        <text:list-item>
          <text:p text:style-name="P31">a co tam, mości strażniku?</text:p>
        </text:list-item>
        <text:list-item>
          <text:p text:style-name="P31">Poseł rosyjski do Waszej Miłości przystępu żądał, czego mu straże za rozkazem Waszym odmówili. Tedy poseł awanturować się począł, że przecie rozmowy z Turkiem też jego cara dotyczą, aż po gębie nie dostał.</text:p>
        </text:list-item>
        <text:list-item>
          <text:p text:style-name="P31">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1019487344871706618" text:style-name="L9">
        <text:list-item>
          <text:p text:style-name="P38">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 Cz</text:span><text:span text:style-name="T5">ęś</text:span><text:span text:style-name="T5">ci</text:span><text:span text:style-name="T5">ą</text:span><text:span text:style-name="T5"> wsparcia tego handel mia</text:span><text:span text:style-name="T5">ł</text:span><text:span text:style-name="T5"> by</text:span><text:span text:style-name="T5">ć</text:span><text:span text:style-name="T5">, kt</text:span><text:span text:style-name="T5">ó</text:span><text:span text:style-name="T5">ry przez Dniestr i Morze Czarne mi</text:span><text:span text:style-name="T5">ę</text:span><text:span text:style-name="T5">dzy Rzecz</text:span><text:span text:style-name="T5">ą</text:span><text:span text:style-name="T5">pospolit</text:span><text:span text:style-name="T5">ą</text:span><text:span text:style-name="T5"> a Su</text:span><text:span text:style-name="T5">ł</text:span><text:span text:style-name="T5">tana i Chana dziedzinami odnowi</text:span><text:span text:style-name="T5">ć</text:span><text:span text:style-name="T5"> si</text:span><text:span text:style-name="T5">ę</text:span><text:span text:style-name="T5"> mia</text:span><text:span text:style-name="T5">ł</text:span><text:span text:style-name="T5">. Organizacj</text:span><text:span text:style-name="T5">ę</text:span><text:span text:style-name="T5"> tego handlu, kantory, faktorie, banki i udzia</text:span><text:span text:style-name="T5">ł</text:span><text:span text:style-name="T5">y, dok</text:span><text:span text:style-name="T5">ł</text:span><text:span text:style-name="T5">adnie do</text:span><text:span text:style-name="T5">ść</text:span><text:span text:style-name="T5"> sam pan Hyde w dokumencie rozejmowym opisa</text:span><text:span text:style-name="T5">ł</text:span><text:span text:style-name="T5">. Ten dokument, pomniejsze regulacje te</text:span><text:span text:style-name="T5">ż</text:span><text:span text:style-name="T5"> zawieraj</text:span><text:span text:style-name="T5">ą</text:span><text:span text:style-name="T5">cy, poselstwo Sobieskiego do Konstantynopola zawieść miało. Przy tem umówiono z Turkami, że poselstwo też otworzy kantor w Stambule dla nowejpolskiej kompanii. Zgodzono się na otwarcie faktorii w Kilii i Białogrodzie i na przepływ statków z polskimi towarami przez Bosfor.</text:span></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text:span><text:soft-page-break/><text:span text:style-name="T14">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teraz p<text:span text:style-name="T5">ół</text:span> darmo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text:soft-page-break/>- My jesteśmy kurlandzkie wojsko, Prinz Kettler jako lennik wierny wysłał nas wspomóc Rzeczpospolitą.</text:p>
      <text:p text:style-name="P4">- No toście szybko dotarli. Właśnie wojnę zakończyliśmy.</text:p>
      <text:p text:style-name="P4">- My walczymy już od Oktober, a walczyliśmy tutaj, aby Kozaki was od tyłu nie zaszli. Już ich też w fortecy Pawolotsch osaczyliśmy. D<text:span text:style-name="T5">ł</text:span>ugo te<text:span text:style-name="T5">ż</text:span> ich oblegamy, ale nie mamy piechot ni armat, wi<text:span text:style-name="T5">ę</text:span>c ich g<text:span text:style-name="T5">ł</text:span>odem wzi<text:span text:style-name="T5">ąć</text:span> chcieli<text:span text:style-name="T5">ś</text:span>my. Tymczasem zim<text:span text:style-name="T5">ą</text:span> g<text:span text:style-name="T5">ł</text:span>odujemy sami, a Kozacy znowu i znowu pomoc od moskiewskiej strony dostaj<text:span text:style-name="T5">ą</text:span>.</text:p>
      <text:p text:style-name="Text_20_body">Bidzi<text:span text:style-name="T5">ń</text:span><text:span text:style-name="T10">ski nakaza</text:span><text:span text:style-name="T5">ł</text:span><text:span text:style-name="T10"> zatem r</text:span>oz<text:span text:style-name="T5">ł</text:span><text:span text:style-name="T10">o</text:span><text:span text:style-name="T5">ży</text:span><text:span text:style-name="T5">ć</text:span><text:span text:style-name="T5"> porz</text:span><text:span text:style-name="T5">ą</text:span><text:span text:style-name="T5">dne </text:span><text:span text:style-name="T10">obl</text:span><text:span text:style-name="T5">ęż</text:span><text:span text:style-name="T10">enie</text:span>. Pawo<text:span text:style-name="T5">ł</text:span><text:span text:style-name="T10">ocz by</text:span><text:span text:style-name="T5">ł</text:span><text:span text:style-name="T10">a dogodnie położona, pośród rozlewisk przy ujściu Pawołoczki do Rastawicy, na przecięciu szlaków komunikacyjnych pomiędzy Bracławiem a Biała Cerkwią i Kijowem. Posiadała murowany i dobrze zaopatrzony zamek, oddzielony od reszty miasta fosą, chronion</text:span><text:span text:style-name="T5">ą</text:span><text:span text:style-name="T10"> drewnianymi palisadami. Jej komendant płk. kozacki Semen Artysz wzmoni</text:span><text:span text:style-name="T5">ł</text:span><text:span text:style-name="T10"> </text:span><text:span text:style-name="T5">fortecę</text:span><text:span text:style-name="T10"> jeszcze o </text:span>czworok<text:span text:style-name="T5">ą</text:span><text:span text:style-name="T10">tny okop z bastionami na rogach, dop</text:span><text:span text:style-name="T5">ł</text:span><text:span text:style-name="T10">ywu kozactwa do swojej za</text:span><text:span text:style-name="T5">ł</text:span><text:span text:style-name="T10">ogi spodziewaj</text:span><text:span text:style-name="T5">ą</text:span><text:span text:style-name="T10">c si</text:span><text:span text:style-name="T5">ę</text:span><text:span text:style-name="T10">. Ca</text:span><text:span text:style-name="T5">ł</text:span><text:span text:style-name="T10">kiem s</text:span><text:span text:style-name="T5">ł</text:span><text:span text:style-name="T10">usznie, po zawarciu pokoju liczba obrońców urosła do liczby ok. 4000 ludzi z ustanowionym pokojem niepogodzonych. Bidzi</text:span><text:span text:style-name="T5">ń</text:span><text:span text:style-name="T10">ski zatem, podr</text:span><text:span text:style-name="T5">ę</text:span><text:span text:style-name="T10">cznikowe obl</text:span><text:span text:style-name="T5">ęże</text:span><text:span text:style-name="T10">nie rozk</text:span><text:span text:style-name="T5">ł</text:span><text:span text:style-name="T10">adaj</text:span><text:span text:style-name="T5">ą</text:span><text:span text:style-name="T10">c, </text:span><text:span text:style-name="T5">ś</text:span><text:span text:style-name="T10">ci</text:span><text:span text:style-name="T5">ą</text:span><text:span text:style-name="T10">gn</text:span><text:span text:style-name="T5">ąć</text:span><text:span text:style-name="T10"> armaty i piechoty spod Kamie</text:span><text:span text:style-name="T5">ń</text:span><text:span text:style-name="T10">ca zamierza</text:span><text:span text:style-name="T5">ł</text:span><text:span text:style-name="T10"> a nawet werbunek si</text:span><text:span text:style-name="T5">ł</text:span><text:span text:style-name="T10"> nowych spo</text:span><text:span text:style-name="T5">ś</text:span><text:span text:style-name="T10">r</text:span><text:span text:style-name="T5">ó</text:span><text:span text:style-name="T10">d z Rzeczpospolit</text:span><text:span text:style-name="T5">ą</text:span><text:span text:style-name="T10"> pogodzonych Kozak</text:span><text:span text:style-name="T5">ó</text:span><text:span text:style-name="T10">w rozpocz</text:span><text:span text:style-name="T5">ął</text:span><text:span text:style-name="T10">. Wojsko deputacj</text:span><text:span text:style-name="T5">ę</text:span><text:span text:style-name="T10"> wysy</text:span><text:span text:style-name="T5">ł</text:span><text:span text:style-name="T10">a, aby szturmowa</text:span><text:span text:style-name="T5">ć</text:span><text:span text:style-name="T10"> zezwolono. Spieszona kawaleria szturmuje.</text:span></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text:soft-page-break/>"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Times New Roman1" svg:font-family="'Times New Roman', serif"/>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9-17T17:42:09.43</dc:date>
    <meta:editing-cycles>1129</meta:editing-cycles>
    <meta:editing-duration>P1DT18H45M31S</meta:editing-duration>
    <meta:document-statistic meta:table-count="0" meta:image-count="0" meta:object-count="0" meta:page-count="34" meta:paragraph-count="307" meta:word-count="17200" meta:character-count="11642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